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3.209cm" style:rel-column-width="1819*"/>
    </style:style>
    <style:style style:name="Table2.B" style:family="table-column">
      <style:table-column-properties style:column-width="9.987cm" style:rel-column-width="5662*"/>
    </style:style>
    <style:style style:name="Table2.C" style:family="table-column">
      <style:table-column-properties style:column-width="3.805cm" style:rel-column-width="2157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4" style:parent-style-name="Header" style:family="paragraph">
      <style:paragraph-properties fo:text-align="start" style:justify-single-word="false"/>
    </style:style>
    <style:style style:name="P5" style:parent-style-name="Table_20_Contents" style:family="paragraph">
      <style:text-properties officeooo:paragraph-rsid="002f92ea" style:font-size-asian="12pt" style:font-name="Arial" style:font-size-complex="12pt" officeooo:rsid="002f92ea" fo:font-size="12pt"/>
    </style:style>
    <style:style style:name="P6" style:parent-style-name="Table_20_Contents" style:family="paragraph">
      <style:paragraph-properties fo:text-align="center" style:justify-single-word="false"/>
      <style:text-properties officeooo:paragraph-rsid="002f92ea" style:font-size-asian="12pt" style:font-name="Arial" style:font-size-complex="12pt" officeooo:rsid="002f92ea" fo:font-size="12pt"/>
    </style:style>
    <style:style style:name="P7" style:parent-style-name="Table_20_Contents" style:family="paragraph">
      <style:text-properties officeooo:paragraph-rsid="002fbab9" style:font-size-asian="12pt" style:font-name="Arial" style:font-size-complex="12pt" officeooo:rsid="002fbab9" fo:font-size="12pt"/>
    </style:style>
    <style:style style:name="P8" style:parent-style-name="Table_20_Contents" style:family="paragraph">
      <style:paragraph-properties fo:text-align="start" style:justify-single-word="false"/>
    </style:style>
    <style:style style:name="P9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0" style:parent-style-name="Footer" style:family="paragraph">
      <style:text-properties officeooo:paragraph-rsid="00310e2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1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1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0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21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2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/>
    </style:style>
    <style:style style:name="T1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2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3" style:family="text">
      <style:text-properties fo:font-weight="bold" style:font-size-asian="9pt" style:font-name="Verdana" style:font-size-complex="9pt" officeooo:rsid="002e7ded" style:font-name-asian="Times New Roman" fo:font-size="9pt" style:font-weight-asian="bold" style:font-weight-complex="bold" fo:color="#17365d" style:font-name-complex="Times New Roman"/>
    </style:style>
    <style:style style:name="T4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5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6" style:family="text">
      <style:text-properties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T7" style:family="text">
      <style:text-properties fo:color="#000000" style:font-name-complex="Times New Roman" style:font-name-asian="Times New Roman"/>
    </style:style>
    <style:style style:name="T8" style:family="text">
      <style:text-properties officeooo:rsid="001e2127" fo:color="#000000" style:font-name-complex="Times New Roman" style:font-name-asian="Times New Roman"/>
    </style:style>
    <style:style style:name="T9" style:family="text">
      <style:text-properties officeooo:rsid="001ce1d2" fo:color="#000000" style:font-name-complex="Times New Roman" style:font-name-asian="Times New Roman"/>
    </style:style>
    <style:style style:name="T10" style:family="text">
      <style:text-properties officeooo:rsid="002c8e5c"/>
    </style:style>
    <style:style style:name="T11" style:family="text">
      <style:text-properties officeooo:rsid="002fbab9"/>
    </style:style>
    <style:style style:name="T12" style:family="text"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T13" style:family="text">
      <style:text-properties style:font-size-asian="6pt" fo:color="#002060" style:font-name="Verdana" fo:font-size="6pt" style:font-size-complex="6pt"/>
    </style:style>
    <style:style style:name="T14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3">ANTECEDENTE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3"><text:span text:style-name="T5">Cliente</text:span><text:span text:style-name="T7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4"><text:span text:style-name="T5">Proyecto-Código</text:span><text:span text:style-name="T7">: <text:s/></text:span><text:span text:style-name="T9">Estudio de Línea de Base del Medio Marino Proyecto SUMO</text:span><text:span text:style-name="T9"> </text:span>: <text:span text:style-name="T9">GEO003  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4"><text:span text:style-name="T5">Solicitado por</text:span><text:span text:style-name="T7">: </text:span><text:span text:style-name="T8">Isaac Brito Morales</text:span></text:p>
          </table:table-cell>
          <table:table-cell office:value-type="string" table:style-name="Table1.A1">
            <text:p text:style-name="P14"><text:span text:style-name="T5">Fecha de Solicitud</text:span><text:span text:style-name="T7">: </text:span><text:span text:style-name="T8">09-02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5"><text:span text:style-name="T5">Fecha de entrega material</text:span><text:span text:style-name="T7">: </text:span><text:span text:style-name="T8">03-03-2015 </text:span></text:p>
          </table:table-cell>
          <table:covered-table-cell/>
        </table:table-row>
      </table:table>
      <text:p text:style-name="P2"/>
      <text:section text:style-name="Sect1" text:name="Section Matriz 1">
        <text:p text:style-name="P20"><text:span text:style-name="T1">REQUERIMIENTOS ANAL</text:span><text:span text:style-name="T2">Í</text:span><text:span text:style-name="T1">TICOS </text:span></text:p>
        <text:p text:style-name="P20"/>
        <text:p text:style-name="P20"><text:span text:style-name="T1">SISTEMA A MUESTREAR: </text:span><text:span text:style-name="T3"><office:annotation><dc:creator>POD</dc:creator><dc:date>2015-03-11T09:21:13</dc:date><text:p>Error while evaluating expression "Esta_Matriz". name 'Esta_Matriz' is not defined</text:p></office:annotation></text:span></text:p>
        <text:p text:style-name="P20"/>
        <text:p text:style-name="P20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6"><text:span text:style-name="T1">Cantidad </text:span><text:span text:style-name="T4">(Estaciones)</text:span></text:p>
            </table:table-cell>
            <table:table-cell office:value-type="string" table:style-name="Table2.A1">
              <text:p text:style-name="P17">Parámetros a contratar</text:p>
            </table:table-cell>
            <table:table-cell office:value-type="string" table:style-name="Table2.C1">
              <text:p text:style-name="P18">N total (n=<text:span text:style-name="T10">p/e</text:span>)</text:p>
            </table:table-cell>
          </table:table-row>
          <table:table-row>
            <table:table-cell office:value-type="string" table:style-name="Table2.A2">
              <text:p text:style-name="P5"><office:annotation><dc:creator>POD</dc:creator><dc:date>2015-03-11T09:21:13</dc:date><text:p>Error while evaluating expression "Data['cantidad']". name 'Data' is not defined</text:p></office:annotation></text:p>
            </table:table-cell>
            <table:table-cell office:value-type="string" table:style-name="Table2.B2">
              <text:p text:style-name="P5"><office:annotation><dc:creator>POD</dc:creator><dc:date>2015-03-11T09:21:13</dc:date><text:p>Error while evaluating expression "Data['parametro". EOL while scanning string literal (&lt;string&gt;, line 1)</text:p></office:annotation><office:annotation><dc:creator>POD</dc:creator><dc:date>2015-03-11T09:21:13</dc:date><text:p>Error while evaluating expression "']". EOL while scanning string literal (&lt;string&gt;, line 1)</text:p></office:annotation></text:p>
            </table:table-cell>
            <table:table-cell office:value-type="string" table:style-name="Table2.C2">
              <text:p text:style-name="P6"><office:annotation><dc:creator>POD</dc:creator><dc:date>2015-03-11T09:21:13</dc:date><text:p>Error while evaluating expression "Data['muestras']". name 'Data' is not defined</text:p></office:annotation></text:p>
            </table:table-cell>
          </table:table-row>
        </table:table>
        <text:p text:style-name="P20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17">Codificación de estaciones: </text:p>
            </table:table-cell>
          </table:table-row>
          <table:table-row>
            <table:table-cell office:value-type="string" table:style-name="Table3.A2">
              <text:p text:style-name="P5"><office:annotation><dc:creator>POD</dc:creator><dc:date>2015-03-11T09:21:13</dc:date><text:p>Error while evaluating expression "Data['estaciones']". name 'Data' is not defined</text:p></office:annotation></text:p>
            </table:table-cell>
          </table:table-row>
        </table:table>
        <text:p text:style-name="P20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19"><text:span text:style-name="T11">Observaciones</text:span>: </text:p>
            </table:table-cell>
          </table:table-row>
          <table:table-row>
            <table:table-cell office:value-type="string" table:style-name="Table4.A2">
              <text:p text:style-name="P7"><office:annotation><dc:creator>POD</dc:creator><dc:date>2015-03-11T09:21:13</dc:date><text:p>Error while evaluating expression "Data['observaciones']". name 'Data' is not defined</text:p></office:annotation></text:p>
            </table:table-cell>
          </table:table-row>
        </table:table>
        <text:p text:style-name="P20"><text:span text:style-name="T1"/></text:p>
      </text:section>
      <text:p text:style-name="P2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 style:shadow="none"/>
    </style:style>
    <style:style style:name="Table6.A" style:family="table-column">
      <style:table-column-properties style:column-width="1.108cm" style:rel-column-width="628*"/>
    </style:style>
    <style:style style:name="Table6.B" style:family="table-column">
      <style:table-column-properties style:column-width="12.799cm" style:rel-column-width="7256*"/>
    </style:style>
    <style:style style:name="Table6.C" style:family="table-column">
      <style:table-column-properties style:column-width="3.094cm" style:rel-column-width="1754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="none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P8" style:parent-style-name="Footer" style:family="paragraph">
      <style:text-properties officeooo:paragraph-rsid="00310e2e"/>
    </style:style>
    <style:style style:name="MT1" style:family="text"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T2" style:family="text">
      <style:text-properties style:font-size-asian="6pt" fo:color="#002060" style:font-name="Verdana" fo:font-size="6pt" style:font-size-complex="6pt"/>
    </style:style>
    <style:style style:name="MT3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T4" style:family="text">
      <style:text-properties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<text:span text:style-name="MT1">SOLICITUD DE SERVICIO INTERNO</text:span></text:p>
              <text:p text:style-name="MP3"><text:span text:style-name="MT2">Laboratorio Ambiental Centro de Ecología Aplicada</text:span><text:span text:style-name="MT3">.</text:span></text:p>
            </table:table-cell>
            <table:table-cell office:value-type="string" table:style-name="Table6.A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8"><text:span text:style-name="MT4">Los materiales deben solicitarse como mínimo con 10 días hábiles de antelación a la fecha de entrega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1T09:18:18.576099140</dc:date>
    <meta:editing-duration>PT16H54M7S</meta:editing-duration>
    <meta:editing-cycles>21</meta:editing-cycles>
    <meta:generator>LibreOffice/4.3.5.2.0$Linux_X86_64 LibreOffice_project/430m0$Build-2</meta:generator>
    <meta:document-statistic meta:table-count="5" meta:image-count="1" meta:object-count="0" meta:page-count="1" meta:paragraph-count="25" meta:word-count="90" meta:character-count="764" meta:non-whitespace-character-count="695"/>
  </office:meta>
</office:document-meta>
</file>